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Tokens.isNumberAndSuffix( String token ,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Tokens.set( int index , Layout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parseToken( String tok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ayoutTokens.parse( String tokens , LayoutToken default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youtTokens.shrinkSizeTo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Tokens.parse( String 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isPixel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isRelative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addToken( Layout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parse( String [ ] toke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Tokens.ge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isPercent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parseToken( String token , LayoutTokens layoutToke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Token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Tokens.removeSuffix( String token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okens.ensureSize( int size , Layout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